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marker-end="Arrowheads_20_1" draw:fill="solid" draw:fill-color="#ff8000" draw:textarea-vertical-align="middle" draw:auto-grow-height="false" fo:min-height="0.746cm" fo:min-width="2.502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801cm" svg:y="6.5cm" presentation:class="title" presentation:user-transformed="true">
          <draw:text-box>
            <text:p text:style-name="P1"><text:span text:style-name="T1">Nyamazon</text:span></text:p>
          </draw:text-box>
        </draw:frame>
        <draw:custom-shape draw:style-name="gr1" draw:text-style-name="P2" draw:layer="layout" svg:width="3.001cm" svg:height="0.995cm" draw:transform="rotate (-3.1384510609362) translate (16cm 9.12cm)">
          <text:p/>
          <draw:enhanced-geometry svg:viewBox="0 0 21600 21600" draw:text-areas="0 0 21600 21600" draw:mirror-horizontal="true" draw:type="circular-arrow" draw:modifiers="180 -0.24210090556991 7660.17062907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8T01:16:35.536000000</meta:creation-date>
    <dc:date>2025-03-08T02:15:11.087000000</dc:date>
    <meta:editing-duration>PT12M56S</meta:editing-duration>
    <meta:editing-cycles>1</meta:editing-cycles>
    <meta:document-statistic meta:object-count="25"/>
    <meta:generator>LibreOffice/24.2.3.2$Windows_X86_64 LibreOffice_project/433d9c2ded56988e8a90e6b2e771ee4e6a5ab2ba</meta:generator>
  </office:meta>
</office:document-meta>
</file>